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wo Dimensional Integer Array Level Loader</text:p>
      <text:p text:style-name="Standard"/>
      <text:p text:style-name="Standard">First line is how many levels in the file</text:p>
      <text:p text:style-name="Standard"/>
      <text:p text:style-name="Standard">Next line is first the number of rows (r) a single space then the number of columns</text:p>
      <text:p text:style-name="Standard"/>
      <text:p text:style-name="Standard">Then for the next r lines the layout</text:p>
      <text:p text:style-name="Standard"/>
      <text:p text:style-name="Standard">Input:</text:p>
      <text:p text:style-name="Standard">2</text:p>
      <text:p text:style-name="Standard">3 3</text:p>
      <text:p text:style-name="Standard">15 15 15</text:p>
      <text:p text:style-name="Standard">15 1 15</text:p>
      <text:p text:style-name="Standard">15 15 15</text:p>
      <text:p text:style-name="Standard">4 3</text:p>
      <text:p text:style-name="Standard">15 15 15 </text:p>
      <text:p text:style-name="Standard">15 1 15</text:p>
      <text:p text:style-name="Standard">15 1 15</text:p>
      <text:p text:style-name="Standard">15 1 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0T16:07:45.44</meta:creation-date>
    <meta:document-statistic meta:table-count="0" meta:image-count="0" meta:object-count="0" meta:page-count="1" meta:paragraph-count="15" meta:word-count="67" meta:character-count="268"/>
    <dc:date>2017-12-10T16:12:12.48</dc:date>
    <meta:editing-duration>PT4M27S</meta:editing-duration>
    <meta:editing-cycles>1</meta:editing-cycles>
    <meta:generator>OpenOffice/4.1.3$Win32 OpenOffice.org_project/413m1$Build-9783</meta:generator>
  </office:meta>
</office:document-meta>
</file>